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f2d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cf2dd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weight="bold" officeooo:paragraph-rsid="000cf2dd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weight="bold" officeooo:rsid="000cf2dd" officeooo:paragraph-rsid="000cf2dd" style:font-weight-asian="bold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bold" officeooo:paragraph-rsid="000d4c09" style:font-weight-asian="bold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weight="bold" officeooo:rsid="000d4c09" officeooo:paragraph-rsid="000d4c09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weight="bold" officeooo:rsid="000e0f9a" officeooo:paragraph-rsid="000e0f9a" style:font-weight-asian="bold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0cf2dd" officeooo:paragraph-rsid="000cf2d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0d4c09" officeooo:paragraph-rsid="000d4c09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d4c09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0e0f9a" officeooo:paragraph-rsid="000e0f9a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0f5caf" officeooo:paragraph-rsid="000f5caf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0f5caf" officeooo:paragraph-rsid="000f5caf" style:font-style-asian="italic" style:font-weight-asian="bold" style:font-style-complex="italic" style:font-weight-complex="bold"/>
    </style:style>
    <style:style style:name="T1" style:family="text">
      <style:text-properties officeooo:rsid="000cf2dd"/>
    </style:style>
    <style:style style:name="T2" style:family="text">
      <style:text-properties officeooo:rsid="000d4c09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496f"/><text:span text:style-name="T1">Step 1</text:span></text:p>
      <text:p text:style-name="P3">sudo apt install openjdk-<text:span text:style-name="T1">11</text:span>-jdk</text:p>
      <text:p text:style-name="P5">Step 2</text:p>
      <text:p text:style-name="P9"><text:bookmark text:name="11d9"/>export JAVA_HOME=/usr/lib/jvm/java-11-openjdk-amd64 </text:p>
      <text:p text:style-name="P1">export PATH=$PATH:/usr/lib/jvm/java-<text:span text:style-name="T1">11</text:span>-openjdk-amd64/bin </text:p>
      <text:p text:style-name="Preformatted_20_Text">export HADOOP_HOME=~/hadoop-3.<text:span text:style-name="T1">3.4</text:span>/ </text:p>
      <text:p text:style-name="Preformatted_20_Text">export PATH=$PATH:$HADOOP_HOME/bin </text:p>
      <text:p text:style-name="Preformatted_20_Text">export PATH=$PATH:$HADOOP_HOME/sbin </text:p>
      <text:p text:style-name="Preformatted_20_Text">export HADOOP_MAPRED_HOME=$HADOOP_HOME </text:p>
      <text:p text:style-name="Preformatted_20_Text">export YARN_HOME=$HADOOP_HOME </text:p>
      <text:p text:style-name="Preformatted_20_Text">export HADOOP_CONF_DIR=$HADOOP_HOME/etc/hadoop </text:p>
      <text:p text:style-name="Preformatted_20_Text">export HADOOP_COMMON_LIB_NATIVE_DIR=$HADOOP_HOME/lib/native </text:p>
      <text:p text:style-name="Preformatted_20_Text">export HADOOP_OPTS="-Djava.library.path=$HADOOP_HOME/lib/native" </text:p>
      <text:p text:style-name="Preformatted_20_Text">export HADOOP_STREAMING=$HADOOP_HOME/share/hadoop/tools/lib/hadoop-streaming-3.<text:span text:style-name="T1">3.4</text:span>.jar</text:p>
      <text:p text:style-name="Preformatted_20_Text">export HADOOP_LOG_DIR=$HADOOP_HOME/logs </text:p>
      <text:p text:style-name="P2">export PDSH_RCMD_TYPE=ssh</text:p>
      <text:p text:style-name="P6"><text:span text:style-name="T2">Step 3:</text:span></text:p>
      <text:p text:style-name="P6">( ssh — secure shell — protocol used to securely connect to remote server/system — transfers data in encrypted form)</text:p>
      <text:p text:style-name="P9"/>
      <text:p text:style-name="P2"><text:bookmark text:name="c268"/>sudo apt-get install ssh</text:p>
      <text:p text:style-name="P6"><text:bookmark text:name="6eb8"/><text:span text:style-name="T2">Step 4:</text:span></text:p>
      <text:p text:style-name="P11">now open hadoop-env.h</text:p>
      <text:p text:style-name="P7">Step 5:</text:p>
      <text:p text:style-name="P10"><text:bookmark text:name="53d5"/>sudo nano hadoop-env.h</text:p>
      <text:p text:style-name="P7">Step 6:</text:p>
      <text:p text:style-name="P10"><text:bookmark text:name="529f"/>JAVA_HOME=/usr/lib/jvm/java-11-openjdk-amd64 </text:p>
      <text:p text:style-name="P8">step 7</text:p>
      <text:p text:style-name="P12"><text:bookmark text:name="a2fd"/>ssh localhost </text:p>
      <text:p text:style-name="P8">step 8</text:p>
      <text:p text:style-name="P12"><text:bookmark text:name="a2fd1"/>ssh-keygen -t rsa -P '' -f ~/.ssh/id_rsa </text:p>
      <text:p text:style-name="P8">step 9</text:p>
      <text:p text:style-name="P12"><text:bookmark text:name="a2fd2"/>cat ~/.ssh/id_rsa.pub &gt;&gt; ~/.ssh/authorized_keys </text:p>
      <text:p text:style-name="P8">step 10</text:p>
      <text:p text:style-name="P12"><text:bookmark text:name="a2fd3"/>chmod 0600 ~/.ssh/authorized_keys </text:p>
      <text:p text:style-name="P8"><text:soft-page-break/>step 11</text:p>
      <text:p text:style-name="P12"><text:bookmark text:name="a2fd4"/>hadoop-3.3.4/bin/hdfs namenode -format</text:p>
      <text:p text:style-name="P8">step 12</text:p>
      <text:p text:style-name="P12"><text:bookmark text:name="adbf"/>export PDSH_RCMD_TYPE=ssh</text:p>
      <text:p text:style-name="P8">step 13</text:p>
      <text:p text:style-name="P12"><text:bookmark text:name="bf64"/>start-all.sh</text:p>
      <text:p text:style-name="P12"/>
      <text:p text:style-name="P12"/>
      <text:p text:style-name="P14">*****Once installed how to start hadoop****</text:p>
      <text:p text:style-name="P13"><text:tab/>stop-all.sh</text:p>
      <text:p text:style-name="P13"><text:tab/>hadoop namenode -format</text:p>
      <text:p text:style-name="P13"><text:tab/>start-all.sh</text:p>
      <text:p text:style-name="P12"/>
      <text:p text:style-name="P12"/>
      <text:p text:style-name="P12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09:22:47.145512326</meta:creation-date>
    <dc:date>2023-02-28T10:17:34.742019376</dc:date>
    <meta:editing-duration>PT13M4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17" meta:character-count="1256" meta:non-whitespace-character-count="1160"/>
  </office:meta>
</office:document-meta>
</file>